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3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3"/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"/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/>
    <style:style style:name="ce11" style:family="table-cell" style:parent-style-name="Default" style:data-style-name="N114"/>
    <style:style style:name="T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P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3" table:default-cell-style-name="ce10"/>
        <table:table-column table:style-name="co7" table:default-cell-style-name="ce10"/>
        <table:table-column table:style-name="co4" table:default-cell-style-name="ce10"/>
        <table:table-column table:style-name="co4" table:number-columns-repeated="2" table:default-cell-style-name="ce11"/>
        <table:table-column table:style-name="co4" table:default-cell-style-name="ce10"/>
        <table:table-column table:style-name="co8" table:number-columns-repeated="8" table:default-cell-style-name="Default"/>
        <table:table-row table:style-name="ro1">
          <table:table-cell/>
          <table:table-cell table:style-name="ce2" office:value-type="string" calcext:value-type="string" table:number-columns-spanned="14" table:number-rows-spanned="1">
            <text:p>Common micropile tubes</text:p>
          </table:table-cell>
          <table:covered-table-cell table:number-columns-repeated="13" table:style-name="ce16"/>
          <table:table-cell table:number-columns-repeated="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[.C2]+1" office:value-type="float" office:value="3" calcext:value-type="float">
            <text:p>3</text:p>
          </table:table-cell>
          <table:table-cell table:style-name="ce9" table:formula="of:=[.D2]+1" office:value-type="float" office:value="4" calcext:value-type="float">
            <text:p>4</text:p>
          </table:table-cell>
          <table:table-cell table:style-name="ce9" table:formula="of:=[.E2]+1" office:value-type="float" office:value="5" calcext:value-type="float">
            <text:p>5</text:p>
          </table:table-cell>
          <table:table-cell table:style-name="ce9" table:formula="of:=[.F2]+1" office:value-type="float" office:value="6" calcext:value-type="float">
            <text:p>6</text:p>
          </table:table-cell>
          <table:table-cell table:style-name="ce9" table:formula="of:=[.G2]+1" office:value-type="float" office:value="7" calcext:value-type="float">
            <text:p>7</text:p>
          </table:table-cell>
          <table:table-cell table:style-name="ce9" table:formula="of:=[.H2]+1" office:value-type="float" office:value="8" calcext:value-type="float">
            <text:p>8</text:p>
          </table:table-cell>
          <table:table-cell table:style-name="ce9" table:formula="of:=[.I2]+1" office:value-type="float" office:value="9" calcext:value-type="float">
            <text:p>9</text:p>
          </table:table-cell>
          <table:table-cell table:style-name="ce9" table:formula="of:=[.J2]+1" office:value-type="float" office:value="10" calcext:value-type="float">
            <text:p>10</text:p>
          </table:table-cell>
          <table:table-cell table:style-name="ce9" table:formula="of:=[.K2]+1" office:value-type="float" office:value="11" calcext:value-type="float">
            <text:p>11</text:p>
          </table:table-cell>
          <table:table-cell table:style-name="ce8" table:formula="of:=[.L2]+1" office:value-type="float" office:value="12" calcext:value-type="float">
            <text:p>12</text:p>
          </table:table-cell>
          <table:table-cell table:style-name="ce9" table:formula="of:=[.M2]+1" office:value-type="float" office:value="13" calcext:value-type="float">
            <text:p>13</text:p>
          </table:table-cell>
          <table:table-cell table:style-name="ce16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Outside diameter</text:p>
          </table:table-cell>
          <table:table-cell table:style-name="ce3" office:value-type="string" calcext:value-type="string">
            <text:p>thickness</text:p>
          </table:table-cell>
          <table:table-cell table:style-name="ce3" office:value-type="string" calcext:value-type="string">
            <text:p>Mass per metr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Ratio for local buckling</text:p>
          </table:table-cell>
          <table:table-cell table:style-name="ce3" office:value-type="string" calcext:value-type="string">
            <text:p><text:span text:style-name="T1">Second moment of area</text:span></text:p>
          </table:table-cell>
          <table:table-cell table:style-name="ce3" office:value-type="string" calcext:value-type="string">
            <text:p><text:span text:style-name="T1">Radius of gyration</text:span></text:p>
          </table:table-cell>
          <table:table-cell table:style-name="ce3" office:value-type="string" calcext:value-type="string">
            <text:p>Elastic modulus</text:p>
          </table:table-cell>
          <table:table-cell table:style-name="ce3" office:value-type="string" calcext:value-type="string">
            <text:p>Plastic modulus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er metre</text:p>
          </table:table-cell>
          <table:table-cell table:style-name="ce3" office:value-type="string" calcext:value-type="string">
            <text:p>Per tonne</text:p>
          </table:table-cell>
          <table:table-cell table:style-name="ce3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External radius</text:p>
          </table:table-cell>
          <table:table-cell office:value-type="string" calcext:value-type="string">
            <text:p>Internal radius</text:p>
          </table:table-cell>
          <table:table-cell office:value-type="string" calcext:value-type="string">
            <text:p>External radius</text:p>
          </table:table-cell>
          <table:table-cell office:value-type="string" calcext:value-type="string">
            <text:p>Internal radius</text:p>
          </table:table-cell>
          <table:table-cell office:value-type="string" calcext:value-type="string">
            <text:p>Material density</text:p>
          </table:table-cell>
          <table:table-cell/>
        </table:table-row>
        <table:table-row table:style-name="ro1">
          <table:table-cell/>
          <table:table-cell table:number-columns-repeated="2" table:style-name="ce4" office:value-type="string" calcext:value-type="string">
            <text:p>(mm)</text:p>
          </table:table-cell>
          <table:table-cell table:style-name="ce4" office:value-type="string" calcext:value-type="string">
            <text:p>(kg/m)</text:p>
          </table:table-cell>
          <table:table-cell table:style-name="ce4" office:value-type="string" calcext:value-type="string">
            <text:p>(cm2)</text:p>
          </table:table-cell>
          <table:table-cell table:style-name="ce4" office:value-type="string" calcext:value-type="string">
            <text:p>(D/t)</text:p>
          </table:table-cell>
          <table:table-cell table:style-name="ce4" office:value-type="string" calcext:value-type="string">
            <text:p>(cm4)</text:p>
          </table:table-cell>
          <table:table-cell table:style-name="ce4" office:value-type="string" calcext:value-type="string">
            <text:p>(cm)</text:p>
          </table:table-cell>
          <table:table-cell table:number-columns-repeated="2" table:style-name="ce4" office:value-type="string" calcext:value-type="string">
            <text:p>(cm3)</text:p>
          </table:table-cell>
          <table:table-cell table:style-name="ce4" office:value-type="string" calcext:value-type="string">
            <text:p>(cm4)</text:p>
          </table:table-cell>
          <table:table-cell table:style-name="ce4" office:value-type="string" calcext:value-type="string">
            <text:p>(cm3)</text:p>
          </table:table-cell>
          <table:table-cell table:style-name="ce4" office:value-type="string" calcext:value-type="string">
            <text:p>(m2/m)</text:p>
          </table:table-cell>
          <table:table-cell table:style-name="ce4" office:value-type="string" calcext:value-type="string">
            <text:p>(m2/ton)</text:p>
          </table:table-cell>
          <table:table-cell table:style-name="ce4" office:value-type="string" calcext:value-type="string">
            <text:p>(ton)</text:p>
          </table:table-cell>
          <table:table-cell table:number-columns-repeated="2"/>
          <table:table-cell table:number-columns-repeated="2" office:value-type="string" calcext:value-type="string">
            <text:p>(mm)</text:p>
          </table:table-cell>
          <table:table-cell table:number-columns-repeated="2" office:value-type="string" calcext:value-type="string">
            <text:p>(cm)</text:p>
          </table:table-cell>
          <table:table-cell office:value-type="string" calcext:value-type="string">
            <text:p>(kg/m3)</text:p>
          </table:table-cell>
          <table:table-cell/>
        </table:table-row>
        <table:table-row table:style-name="ro1">
          <table:table-cell table:formula="of:=COM.MICROSOFT.CONCAT(&quot;MP_&quot;;TEXT([.B5];&quot;#.#&quot;);&quot;x&quot;;TEXT([.C5];&quot;#.#&quot;))" office:value-type="string" office:string-value="MP_60.3x5.5" calcext:value-type="string">
            <text:p>MP_60.3x5.5</text:p>
          </table:table-cell>
          <table:table-cell office:value-type="float" office:value="60.3" calcext:value-type="float">
            <text:p>60.3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9.47" calcext:value-type="float">
            <text:p>9.47</text:p>
          </table:table-cell>
          <table:table-cell table:formula="of:=[.B5]/[.C5]" office:value-type="float" office:value="10.9636363636364" calcext:value-type="float">
            <text:p>10.96</text:p>
          </table:table-cell>
          <table:table-cell table:formula="of:=PI()/4*([.R5]^4-[.S5]^4)/10000" office:value-type="float" office:value="35.9018697534313" calcext:value-type="float">
            <text:p>35.90</text:p>
          </table:table-cell>
          <table:table-cell table:formula="of:=SQRT([.G5]/[.E5])" office:value-type="float" office:value="1.94707887109027" calcext:value-type="float">
            <text:p>1.95</text:p>
          </table:table-cell>
          <table:table-cell table:formula="of:=[.G5]/[.T5]" office:value-type="float" office:value="11.9077511620004" calcext:value-type="float">
            <text:p>11.91</text:p>
          </table:table-cell>
          <table:table-cell table:formula="of:=4/3*([.T5]^3-[.U5]^3)" office:value-type="float" office:value="16.5721783333333" calcext:value-type="float">
            <text:p>16.57</text:p>
          </table:table-cell>
          <table:table-cell table:formula="of:=2*[.G5]" office:value-type="float" office:value="71.8037395068626" calcext:value-type="float">
            <text:p>71.80</text:p>
          </table:table-cell>
          <table:table-cell table:formula="of:=2*[.I5]" office:value-type="float" office:value="23.8155023240009" calcext:value-type="float">
            <text:p>23.82</text:p>
          </table:table-cell>
          <table:table-cell table:formula="of:=2*PI()*[.T5]/100" office:value-type="float" office:value="0.189438037011464" calcext:value-type="float">
            <text:p>0.189</text:p>
          </table:table-cell>
          <table:table-cell table:formula="of:=[.M5]/[.D5]*1000" office:value-type="float" office:value="23.6797546264331" calcext:value-type="float">
            <text:p>23.680</text:p>
          </table:table-cell>
          <table:table-cell office:value-type="float" office:value="28" calcext:value-type="float">
            <text:p>28.00</text:p>
          </table:table-cell>
          <table:table-cell table:number-columns-repeated="2"/>
          <table:table-cell table:formula="of:=[.B5]/2" office:value-type="float" office:value="30.15" calcext:value-type="float">
            <text:p>30.15</text:p>
          </table:table-cell>
          <table:table-cell table:formula="of:=[.R5]-[.C5]" office:value-type="float" office:value="24.65" calcext:value-type="float">
            <text:p>24.65</text:p>
          </table:table-cell>
          <table:table-cell table:formula="of:=[.R5]/10" office:value-type="float" office:value="3.015" calcext:value-type="float">
            <text:p>3.015</text:p>
          </table:table-cell>
          <table:table-cell table:formula="of:=[.S5]/10" office:value-type="float" office:value="2.465" calcext:value-type="float">
            <text:p>2.465</text:p>
          </table:table-cell>
          <table:table-cell table:formula="of:=[.D5]/[.E5]*10000" office:value-type="float" office:value="8447.72967265048" calcext:value-type="float">
            <text:p>8447.72967265048</text:p>
          </table:table-cell>
          <table:table-cell table:formula="of:=[.O5]/[.E5]" office:value-type="float" office:value="2.95670538542767" calcext:value-type="float">
            <text:p>2.95670538542767</text:p>
          </table:table-cell>
        </table:table-row>
        <table:table-row table:style-name="ro1">
          <table:table-cell table:formula="of:=COM.MICROSOFT.CONCAT(&quot;MP_&quot;;TEXT([.B6];&quot;#.#&quot;);&quot;x&quot;;TEXT([.C6];&quot;#.#&quot;))" office:value-type="string" office:string-value="MP_60.3x6.5" calcext:value-type="string">
            <text:p>MP_60.3x6.5</text:p>
          </table:table-cell>
          <table:table-cell office:value-type="float" office:value="60.3" calcext:value-type="float">
            <text:p>60.3</text:p>
          </table:table-cell>
          <table:table-cell office:value-type="float" office:value="6.5" calcext:value-type="float">
            <text:p>6.5</text:p>
          </table:table-cell>
          <table:table-cell table:style-name="ce19" table:formula="of:=[.E6]*[.V6]/10000" office:value-type="float" office:value="9.42455167782302" calcext:value-type="float">
            <text:p>9</text:p>
          </table:table-cell>
          <table:table-cell table:formula="of:=PI()*([.T6]^2-[.U6]^2)" office:value-type="float" office:value="10.9861495096035" calcext:value-type="float">
            <text:p>10.99</text:p>
          </table:table-cell>
          <table:table-cell table:formula="of:=[.B6]/[.C6]" office:value-type="float" office:value="9.27692307692308" calcext:value-type="float">
            <text:p>9.28</text:p>
          </table:table-cell>
          <table:table-cell table:formula="of:=PI()/4*([.R6]^4-[.S6]^4)/10000" office:value-type="float" office:value="40.3286442541969" calcext:value-type="float">
            <text:p>40.33</text:p>
          </table:table-cell>
          <table:table-cell table:formula="of:=SQRT([.G6]/[.E6])" office:value-type="float" office:value="1.91594950350994" calcext:value-type="float">
            <text:p>1.92</text:p>
          </table:table-cell>
          <table:table-cell table:formula="of:=[.G6]/[.T6]" office:value-type="float" office:value="13.3760014110106" calcext:value-type="float">
            <text:p>13.38</text:p>
          </table:table-cell>
          <table:table-cell table:formula="of:=4/3*([.T6]^3-[.U6]^3)" office:value-type="float" office:value="18.9054016666667" calcext:value-type="float">
            <text:p>18.91</text:p>
          </table:table-cell>
          <table:table-cell table:formula="of:=2*[.G6]" office:value-type="float" office:value="80.6572885083938" calcext:value-type="float">
            <text:p>80.66</text:p>
          </table:table-cell>
          <table:table-cell table:formula="of:=2*[.I6]" office:value-type="float" office:value="26.7520028220212" calcext:value-type="float">
            <text:p>26.75</text:p>
          </table:table-cell>
          <table:table-cell table:formula="of:=2*PI()*[.T6]/100" office:value-type="float" office:value="0.189438037011464" calcext:value-type="float">
            <text:p>0.189</text:p>
          </table:table-cell>
          <table:table-cell table:formula="of:=[.M6]/[.D6]*1000" office:value-type="float" office:value="20.1004825998496" calcext:value-type="float">
            <text:p>20.100</text:p>
          </table:table-cell>
          <table:table-cell table:formula="of:=[.W6]*[.E6]" office:value-type="float" office:value="32.333546697226" calcext:value-type="float">
            <text:p>32.33</text:p>
          </table:table-cell>
          <table:table-cell table:number-columns-repeated="2"/>
          <table:table-cell table:formula="of:=[.B6]/2" office:value-type="float" office:value="30.15" calcext:value-type="float">
            <text:p>30.15</text:p>
          </table:table-cell>
          <table:table-cell table:formula="of:=[.R6]-[.C6]" office:value-type="float" office:value="23.65" calcext:value-type="float">
            <text:p>23.65</text:p>
          </table:table-cell>
          <table:table-cell table:formula="of:=[.R6]/10" office:value-type="float" office:value="3.015" calcext:value-type="float">
            <text:p>3.015</text:p>
          </table:table-cell>
          <table:table-cell table:formula="of:=[.S6]/10" office:value-type="float" office:value="2.365" calcext:value-type="float">
            <text:p>2.365</text:p>
          </table:table-cell>
          <table:table-cell table:formula="of:=([.V5]+[.V7])/2" office:value-type="float" office:value="8578.5758418676" calcext:value-type="float">
            <text:p>8578.5758418676</text:p>
          </table:table-cell>
          <table:table-cell table:formula="of:=([.W5]+[.W7])/2" office:value-type="float" office:value="2.94311912185081" calcext:value-type="float">
            <text:p>2.94311912185081</text:p>
          </table:table-cell>
        </table:table-row>
        <table:table-row table:style-name="ro1">
          <table:table-cell table:formula="of:=COM.MICROSOFT.CONCAT(&quot;MP_&quot;;TEXT([.B7];&quot;#.#&quot;);&quot;x&quot;;TEXT([.C7];&quot;#.#&quot;))" office:value-type="string" office:string-value="MP_73x6" calcext:value-type="string">
            <text:p>MP_73x6</text:p>
          </table:table-cell>
          <table:table-cell office:value-type="float" office:value="73" calcext:value-type="float">
            <text:p>73.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.63" calcext:value-type="float">
            <text:p>12.63</text:p>
          </table:table-cell>
          <table:table-cell table:formula="of:=[.B7]/[.C7]" office:value-type="float" office:value="12.1666666666667" calcext:value-type="float">
            <text:p>12.17</text:p>
          </table:table-cell>
          <table:table-cell table:formula="of:=PI()/4*([.R7]^4-[.S7]^4)/10000" office:value-type="float" office:value="71.4339264564064" calcext:value-type="float">
            <text:p>71.43</text:p>
          </table:table-cell>
          <table:table-cell table:formula="of:=SQRT([.G7]/[.E7])" office:value-type="float" office:value="2.37821210809074" calcext:value-type="float">
            <text:p>2.38</text:p>
          </table:table-cell>
          <table:table-cell table:formula="of:=[.G7]/[.T7]" office:value-type="float" office:value="19.5709387551798" calcext:value-type="float">
            <text:p>19.57</text:p>
          </table:table-cell>
          <table:table-cell table:formula="of:=4/3*([.T7]^3-[.U7]^3)" office:value-type="float" office:value="27.006" calcext:value-type="float">
            <text:p>27.01</text:p>
          </table:table-cell>
          <table:table-cell table:formula="of:=2*[.G7]" office:value-type="float" office:value="142.867852912813" calcext:value-type="float">
            <text:p>142.87</text:p>
          </table:table-cell>
          <table:table-cell table:formula="of:=2*[.I7]" office:value-type="float" office:value="39.1418775103597" calcext:value-type="float">
            <text:p>39.14</text:p>
          </table:table-cell>
          <table:table-cell table:formula="of:=2*PI()*[.T7]/100" office:value-type="float" office:value="0.229336263712055" calcext:value-type="float">
            <text:p>0.229</text:p>
          </table:table-cell>
          <table:table-cell table:formula="of:=[.M7]/[.D7]*1000" office:value-type="float" office:value="20.8487512465504" calcext:value-type="float">
            <text:p>20.849</text:p>
          </table:table-cell>
          <table:table-cell office:value-type="float" office:value="37" calcext:value-type="float">
            <text:p>37.00</text:p>
          </table:table-cell>
          <table:table-cell table:number-columns-repeated="2"/>
          <table:table-cell table:formula="of:=[.B7]/2" office:value-type="float" office:value="36.5" calcext:value-type="float">
            <text:p>36.5</text:p>
          </table:table-cell>
          <table:table-cell table:formula="of:=[.R7]-[.C7]" office:value-type="float" office:value="30.5" calcext:value-type="float">
            <text:p>30.5</text:p>
          </table:table-cell>
          <table:table-cell table:formula="of:=[.R7]/10" office:value-type="float" office:value="3.65" calcext:value-type="float">
            <text:p>3.65</text:p>
          </table:table-cell>
          <table:table-cell table:formula="of:=[.S7]/10" office:value-type="float" office:value="3.05" calcext:value-type="float">
            <text:p>3.05</text:p>
          </table:table-cell>
          <table:table-cell table:formula="of:=[.D7]/[.E7]*10000" office:value-type="float" office:value="8709.42201108472" calcext:value-type="float">
            <text:p>8709.42201108472</text:p>
          </table:table-cell>
          <table:table-cell table:formula="of:=[.O7]/[.E7]" office:value-type="float" office:value="2.92953285827395" calcext:value-type="float">
            <text:p>2.92953285827395</text:p>
          </table:table-cell>
        </table:table-row>
        <table:table-row table:style-name="ro1">
          <table:table-cell table:formula="of:=COM.MICROSOFT.CONCAT(&quot;MP_&quot;;TEXT([.B8];&quot;#.#&quot;);&quot;x&quot;;TEXT([.C8];&quot;#.#&quot;))" office:value-type="string" office:string-value="MP_88.9x7" calcext:value-type="string">
            <text:p>MP_88.9x7</text:p>
          </table:table-cell>
          <table:table-cell office:value-type="float" office:value="88.9" calcext:value-type="float">
            <text:p>88.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01" calcext:value-type="float">
            <text:p>18.01</text:p>
          </table:table-cell>
          <table:table-cell table:formula="of:=[.B8]/[.C8]" office:value-type="float" office:value="12.7" calcext:value-type="float">
            <text:p>12.70</text:p>
          </table:table-cell>
          <table:table-cell table:formula="of:=PI()/4*([.R8]^4-[.S8]^4)/10000" office:value-type="float" office:value="152.114522715587" calcext:value-type="float">
            <text:p>152.11</text:p>
          </table:table-cell>
          <table:table-cell table:formula="of:=SQRT([.G8]/[.E8])" office:value-type="float" office:value="2.90621997303743" calcext:value-type="float">
            <text:p>2.91</text:p>
          </table:table-cell>
          <table:table-cell table:formula="of:=[.G8]/[.T8]" office:value-type="float" office:value="34.2214899247664" calcext:value-type="float">
            <text:p>34.22</text:p>
          </table:table-cell>
          <table:table-cell table:formula="of:=4/3*([.T8]^3-[.U8]^3)" office:value-type="float" office:value="47.0676033333333" calcext:value-type="float">
            <text:p>47.07</text:p>
          </table:table-cell>
          <table:table-cell table:formula="of:=2*[.G8]" office:value-type="float" office:value="304.229045431173" calcext:value-type="float">
            <text:p>304.23</text:p>
          </table:table-cell>
          <table:table-cell table:formula="of:=2*[.I8]" office:value-type="float" office:value="68.4429798495328" calcext:value-type="float">
            <text:p>68.44</text:p>
          </table:table-cell>
          <table:table-cell table:formula="of:=2*PI()*[.T8]/100" office:value-type="float" office:value="0.279287586904133" calcext:value-type="float">
            <text:p>0.279</text:p>
          </table:table-cell>
          <table:table-cell table:formula="of:=[.M8]/[.D8]*1000" office:value-type="float" office:value="19.9491133502952" calcext:value-type="float">
            <text:p>19.949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[.B8]/2" office:value-type="float" office:value="44.45" calcext:value-type="float">
            <text:p>44.45</text:p>
          </table:table-cell>
          <table:table-cell table:formula="of:=[.R8]-[.C8]" office:value-type="float" office:value="37.45" calcext:value-type="float">
            <text:p>37.45</text:p>
          </table:table-cell>
          <table:table-cell table:formula="of:=[.R8]/10" office:value-type="float" office:value="4.445" calcext:value-type="float">
            <text:p>4.445</text:p>
          </table:table-cell>
          <table:table-cell table:formula="of:=[.S8]/10" office:value-type="float" office:value="3.745" calcext:value-type="float">
            <text:p>3.745</text:p>
          </table:table-cell>
          <table:table-cell table:formula="of:=[.D8]/[.E8]*10000" office:value-type="float" office:value="7773.45918933926" calcext:value-type="float">
            <text:p>7773.45918933926</text:p>
          </table:table-cell>
          <table:table-cell table:formula="of:=[.O8]/[.E8]" office:value-type="float" office:value="2.77623542476402" calcext:value-type="float">
            <text:p>2.77623542476402</text:p>
          </table:table-cell>
        </table:table-row>
        <table:table-row table:style-name="ro1">
          <table:table-cell table:formula="of:=COM.MICROSOFT.CONCAT(&quot;MP_&quot;;TEXT([.B9];&quot;#.#&quot;);&quot;x&quot;;TEXT([.C9];&quot;#.#&quot;))" office:value-type="string" office:string-value="MP_88.9x7.5" calcext:value-type="string">
            <text:p>MP_88.9x7.5</text:p>
          </table:table-cell>
          <table:table-cell office:value-type="float" office:value="88.9" calcext:value-type="float">
            <text:p>88.9</text:p>
          </table:table-cell>
          <table:table-cell office:value-type="float" office:value="7.5" calcext:value-type="float">
            <text:p>7.5</text:p>
          </table:table-cell>
          <table:table-cell table:style-name="ce19" table:formula="of:=[.E9]*[.V9]/10000" office:value-type="float" office:value="15.5202389568466" calcext:value-type="float">
            <text:p>16</text:p>
          </table:table-cell>
          <table:table-cell table:formula="of:=PI()*([.T9]^2-[.U9]^2)" office:value-type="float" office:value="19.1794231501657" calcext:value-type="float">
            <text:p>19.18</text:p>
          </table:table-cell>
          <table:table-cell table:formula="of:=[.B9]/[.C9]" office:value-type="float" office:value="11.8533333333333" calcext:value-type="float">
            <text:p>11.85</text:p>
          </table:table-cell>
          <table:table-cell table:formula="of:=PI()/4*([.R9]^4-[.S9]^4)/10000" office:value-type="float" office:value="160.201166460336" calcext:value-type="float">
            <text:p>160.20</text:p>
          </table:table-cell>
          <table:table-cell table:formula="of:=SQRT([.G9]/[.E9])" office:value-type="float" office:value="2.89011461710431" calcext:value-type="float">
            <text:p>2.89</text:p>
          </table:table-cell>
          <table:table-cell table:formula="of:=[.G9]/[.T9]" office:value-type="float" office:value="36.0407573589057" calcext:value-type="float">
            <text:p>36.04</text:p>
          </table:table-cell>
          <table:table-cell table:formula="of:=4/3*([.T9]^3-[.U9]^3)" office:value-type="float" office:value="49.835325" calcext:value-type="float">
            <text:p>49.84</text:p>
          </table:table-cell>
          <table:table-cell table:formula="of:=2*[.G9]" office:value-type="float" office:value="320.402332920672" calcext:value-type="float">
            <text:p>320.40</text:p>
          </table:table-cell>
          <table:table-cell table:formula="of:=2*[.I9]" office:value-type="float" office:value="72.0815147178114" calcext:value-type="float">
            <text:p>72.08</text:p>
          </table:table-cell>
          <table:table-cell table:formula="of:=2*PI()*[.T9]/100" office:value-type="float" office:value="0.279287586904133" calcext:value-type="float">
            <text:p>0.279</text:p>
          </table:table-cell>
          <table:table-cell table:formula="of:=[.M9]/[.D9]*1000" office:value-type="float" office:value="17.9950571431716" calcext:value-type="float">
            <text:p>17.995</text:p>
          </table:table-cell>
          <table:table-cell table:formula="of:=[.W9]*[.E9]" office:value-type="float" office:value="53.7920238939598" calcext:value-type="float">
            <text:p>53.79</text:p>
          </table:table-cell>
          <table:table-cell table:number-columns-repeated="2"/>
          <table:table-cell table:formula="of:=[.B9]/2" office:value-type="float" office:value="44.45" calcext:value-type="float">
            <text:p>44.45</text:p>
          </table:table-cell>
          <table:table-cell table:formula="of:=[.R9]-[.C9]" office:value-type="float" office:value="36.95" calcext:value-type="float">
            <text:p>36.95</text:p>
          </table:table-cell>
          <table:table-cell table:formula="of:=[.R9]/10" office:value-type="float" office:value="4.445" calcext:value-type="float">
            <text:p>4.445</text:p>
          </table:table-cell>
          <table:table-cell table:formula="of:=[.S9]/10" office:value-type="float" office:value="3.695" calcext:value-type="float">
            <text:p>3.695</text:p>
          </table:table-cell>
          <table:table-cell table:formula="of:=([.V8]+[.V10])/2" office:value-type="float" office:value="8092.13021441288" calcext:value-type="float">
            <text:p>8092.13021441288</text:p>
          </table:table-cell>
          <table:table-cell table:formula="of:=([.W8]+[.W10])/2" office:value-type="float" office:value="2.80467371061131" calcext:value-type="float">
            <text:p>2.80467371061131</text:p>
          </table:table-cell>
        </table:table-row>
        <table:table-row table:style-name="ro1">
          <table:table-cell table:formula="of:=COM.MICROSOFT.CONCAT(&quot;MP_&quot;;TEXT([.B10];&quot;#.#&quot;);&quot;x&quot;;TEXT([.C10];&quot;#.#&quot;))" office:value-type="string" office:string-value="MP_88.9x9" calcext:value-type="string">
            <text:p>MP_88.9x9</text:p>
          </table:table-cell>
          <table:table-cell office:value-type="float" office:value="88.9" calcext:value-type="float">
            <text:p>88.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2.59" calcext:value-type="float">
            <text:p>22.59</text:p>
          </table:table-cell>
          <table:table-cell table:formula="of:=[.B10]/[.C10]" office:value-type="float" office:value="9.87777777777778" calcext:value-type="float">
            <text:p>9.88</text:p>
          </table:table-cell>
          <table:table-cell table:formula="of:=PI()/4*([.R10]^4-[.S10]^4)/10000" office:value-type="float" office:value="182.565358978345" calcext:value-type="float">
            <text:p>182.57</text:p>
          </table:table-cell>
          <table:table-cell table:formula="of:=SQRT([.G10]/[.E10])" office:value-type="float" office:value="2.84283119403913" calcext:value-type="float">
            <text:p>2.84</text:p>
          </table:table-cell>
          <table:table-cell table:formula="of:=[.G10]/[.T10]" office:value-type="float" office:value="41.0720717611576" calcext:value-type="float">
            <text:p>41.07</text:p>
          </table:table-cell>
          <table:table-cell table:formula="of:=4/3*([.T10]^3-[.U10]^3)" office:value-type="float" office:value="57.69909" calcext:value-type="float">
            <text:p>57.70</text:p>
          </table:table-cell>
          <table:table-cell table:formula="of:=2*[.G10]" office:value-type="float" office:value="365.130717956691" calcext:value-type="float">
            <text:p>365.13</text:p>
          </table:table-cell>
          <table:table-cell table:formula="of:=2*[.I10]" office:value-type="float" office:value="82.1441435223151" calcext:value-type="float">
            <text:p>82.14</text:p>
          </table:table-cell>
          <table:table-cell table:formula="of:=2*PI()*[.T10]/100" office:value-type="float" office:value="0.279287586904133" calcext:value-type="float">
            <text:p>0.279</text:p>
          </table:table-cell>
          <table:table-cell table:formula="of:=[.M10]/[.D10]*1000" office:value-type="float" office:value="14.6993466791649" calcext:value-type="float">
            <text:p>14.699</text:p>
          </table:table-cell>
          <table:table-cell office:value-type="float" office:value="64" calcext:value-type="float">
            <text:p>64.00</text:p>
          </table:table-cell>
          <table:table-cell table:number-columns-repeated="2"/>
          <table:table-cell table:formula="of:=[.B10]/2" office:value-type="float" office:value="44.45" calcext:value-type="float">
            <text:p>44.45</text:p>
          </table:table-cell>
          <table:table-cell table:formula="of:=[.R10]-[.C10]" office:value-type="float" office:value="35.45" calcext:value-type="float">
            <text:p>35.45</text:p>
          </table:table-cell>
          <table:table-cell table:formula="of:=[.R10]/10" office:value-type="float" office:value="4.445" calcext:value-type="float">
            <text:p>4.445</text:p>
          </table:table-cell>
          <table:table-cell table:formula="of:=[.S10]/10" office:value-type="float" office:value="3.545" calcext:value-type="float">
            <text:p>3.545</text:p>
          </table:table-cell>
          <table:table-cell table:formula="of:=[.D10]/[.E10]*10000" office:value-type="float" office:value="8410.8012394865" calcext:value-type="float">
            <text:p>8410.8012394865</text:p>
          </table:table-cell>
          <table:table-cell table:formula="of:=[.O10]/[.E10]" office:value-type="float" office:value="2.83311199645861" calcext:value-type="float">
            <text:p>2.83311199645861</text:p>
          </table:table-cell>
        </table:table-row>
        <table:table-row table:style-name="ro1">
          <table:table-cell table:formula="of:=COM.MICROSOFT.CONCAT(&quot;MP_&quot;;TEXT([.B11];&quot;#.#&quot;);&quot;x&quot;;TEXT([.C11];&quot;#.#&quot;))" office:value-type="string" office:string-value="MP_101.6x7" calcext:value-type="string">
            <text:p>MP_101.6x7</text:p>
          </table:table-cell>
          <table:table-cell office:value-type="float" office:value="101.6" calcext:value-type="float">
            <text:p>101.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.8" calcext:value-type="float">
            <text:p>20.80</text:p>
          </table:table-cell>
          <table:table-cell table:formula="of:=[.B11]/[.C11]" office:value-type="float" office:value="14.5142857142857" calcext:value-type="float">
            <text:p>14.51</text:p>
          </table:table-cell>
          <table:table-cell table:formula="of:=PI()/4*([.R11]^4-[.S11]^4)/10000" office:value-type="float" office:value="233.992950369736" calcext:value-type="float">
            <text:p>233.99</text:p>
          </table:table-cell>
          <table:table-cell table:formula="of:=SQRT([.G11]/[.E11])" office:value-type="float" office:value="3.35405144198297" calcext:value-type="float">
            <text:p>3.35</text:p>
          </table:table-cell>
          <table:table-cell table:formula="of:=[.G11]/[.T11]" office:value-type="float" office:value="46.0616044034913" calcext:value-type="float">
            <text:p>46.06</text:p>
          </table:table-cell>
          <table:table-cell table:formula="of:=4/3*([.T11]^3-[.U11]^3)" office:value-type="float" office:value="62.7584533333334" calcext:value-type="float">
            <text:p>62.76</text:p>
          </table:table-cell>
          <table:table-cell table:formula="of:=2*[.G11]" office:value-type="float" office:value="467.985900739471" calcext:value-type="float">
            <text:p>467.99</text:p>
          </table:table-cell>
          <table:table-cell table:formula="of:=2*[.I11]" office:value-type="float" office:value="92.1232088069826" calcext:value-type="float">
            <text:p>92.12</text:p>
          </table:table-cell>
          <table:table-cell table:formula="of:=2*PI()*[.T11]/100" office:value-type="float" office:value="0.319185813604723" calcext:value-type="float">
            <text:p>0.319</text:p>
          </table:table-cell>
          <table:table-cell table:formula="of:=[.M11]/[.D11]*1000" office:value-type="float" office:value="18.7756360943955" calcext:value-type="float">
            <text:p>18.776</text:p>
          </table:table-cell>
          <table:table-cell office:value-type="float" office:value="59" calcext:value-type="float">
            <text:p>59.00</text:p>
          </table:table-cell>
          <table:table-cell table:number-columns-repeated="2"/>
          <table:table-cell table:formula="of:=[.B11]/2" office:value-type="float" office:value="50.8" calcext:value-type="float">
            <text:p>50.8</text:p>
          </table:table-cell>
          <table:table-cell table:formula="of:=[.R11]-[.C11]" office:value-type="float" office:value="43.8" calcext:value-type="float">
            <text:p>43.8</text:p>
          </table:table-cell>
          <table:table-cell table:formula="of:=[.R11]/10" office:value-type="float" office:value="5.08" calcext:value-type="float">
            <text:p>5.08</text:p>
          </table:table-cell>
          <table:table-cell table:formula="of:=[.S11]/10" office:value-type="float" office:value="4.38" calcext:value-type="float">
            <text:p>4.38</text:p>
          </table:table-cell>
          <table:table-cell table:formula="of:=[.D11]/[.E11]*10000" office:value-type="float" office:value="8173.07692307692" calcext:value-type="float">
            <text:p>8173.07692307692</text:p>
          </table:table-cell>
          <table:table-cell table:formula="of:=[.O11]/[.E11]" office:value-type="float" office:value="2.83653846153846" calcext:value-type="float">
            <text:p>2.83653846153846</text:p>
          </table:table-cell>
        </table:table-row>
        <table:table-row table:style-name="ro1">
          <table:table-cell table:formula="of:=COM.MICROSOFT.CONCAT(&quot;MP_&quot;;TEXT([.B12];&quot;#.#&quot;);&quot;x&quot;;TEXT([.C12];&quot;#.#&quot;))" office:value-type="string" office:string-value="MP_101.6x9" calcext:value-type="string">
            <text:p>MP_101.6x9</text:p>
          </table:table-cell>
          <table:table-cell office:value-type="float" office:value="101.6" calcext:value-type="float">
            <text:p>101.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.18" calcext:value-type="float">
            <text:p>26.18</text:p>
          </table:table-cell>
          <table:table-cell table:formula="of:=[.B12]/[.C12]" office:value-type="float" office:value="11.2888888888889" calcext:value-type="float">
            <text:p>11.29</text:p>
          </table:table-cell>
          <table:table-cell table:formula="of:=PI()/4*([.R12]^4-[.S12]^4)/10000" office:value-type="float" office:value="283.281744343735" calcext:value-type="float">
            <text:p>283.28</text:p>
          </table:table-cell>
          <table:table-cell table:formula="of:=SQRT([.G12]/[.E12])" office:value-type="float" office:value="3.28945896354856" calcext:value-type="float">
            <text:p>3.29</text:p>
          </table:table-cell>
          <table:table-cell table:formula="of:=[.G12]/[.T12]" office:value-type="float" office:value="55.76412290231" calcext:value-type="float">
            <text:p>55.76</text:p>
          </table:table-cell>
          <table:table-cell table:formula="of:=4/3*([.T12]^3-[.U12]^3)" office:value-type="float" office:value="77.41584" calcext:value-type="float">
            <text:p>77.42</text:p>
          </table:table-cell>
          <table:table-cell table:formula="of:=2*[.G12]" office:value-type="float" office:value="566.56348868747" calcext:value-type="float">
            <text:p>566.56</text:p>
          </table:table-cell>
          <table:table-cell table:formula="of:=2*[.I12]" office:value-type="float" office:value="111.52824580462" calcext:value-type="float">
            <text:p>111.53</text:p>
          </table:table-cell>
          <table:table-cell table:formula="of:=2*PI()*[.T12]/100" office:value-type="float" office:value="0.319185813604723" calcext:value-type="float">
            <text:p>0.319</text:p>
          </table:table-cell>
          <table:table-cell table:formula="of:=[.M12]/[.D12]*1000" office:value-type="float" office:value="15.1993244573678" calcext:value-type="float">
            <text:p>15.199</text:p>
          </table:table-cell>
          <table:table-cell office:value-type="float" office:value="72" calcext:value-type="float">
            <text:p>72.00</text:p>
          </table:table-cell>
          <table:table-cell table:number-columns-repeated="2"/>
          <table:table-cell table:formula="of:=[.B12]/2" office:value-type="float" office:value="50.8" calcext:value-type="float">
            <text:p>50.8</text:p>
          </table:table-cell>
          <table:table-cell table:formula="of:=[.R12]-[.C12]" office:value-type="float" office:value="41.8" calcext:value-type="float">
            <text:p>41.8</text:p>
          </table:table-cell>
          <table:table-cell table:formula="of:=[.R12]/10" office:value-type="float" office:value="5.08" calcext:value-type="float">
            <text:p>5.08</text:p>
          </table:table-cell>
          <table:table-cell table:formula="of:=[.S12]/10" office:value-type="float" office:value="4.18" calcext:value-type="float">
            <text:p>4.18</text:p>
          </table:table-cell>
          <table:table-cell table:formula="of:=[.D12]/[.E12]*10000" office:value-type="float" office:value="8021.39037433155" calcext:value-type="float">
            <text:p>8021.39037433155</text:p>
          </table:table-cell>
          <table:table-cell table:formula="of:=[.O12]/[.E12]" office:value-type="float" office:value="2.7501909854851" calcext:value-type="float">
            <text:p>2.7501909854851</text:p>
          </table:table-cell>
        </table:table-row>
        <table:table-row table:style-name="ro1">
          <table:table-cell table:formula="of:=COM.MICROSOFT.CONCAT(&quot;MP_&quot;;TEXT([.B13];&quot;#.#&quot;);&quot;x&quot;;TEXT([.C13];&quot;#.#&quot;))" office:value-type="string" office:string-value="MP_114.3x7" calcext:value-type="string">
            <text:p>MP_114.3x7</text:p>
          </table:table-cell>
          <table:table-cell office:value-type="float" office:value="114.3" calcext:value-type="float">
            <text:p>114.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.6" calcext:value-type="float">
            <text:p>23.60</text:p>
          </table:table-cell>
          <table:table-cell table:formula="of:=[.B13]/[.C13]" office:value-type="float" office:value="16.3285714285714" calcext:value-type="float">
            <text:p>16.33</text:p>
          </table:table-cell>
          <table:table-cell table:formula="of:=PI()/4*([.R13]^4-[.S13]^4)/10000" office:value-type="float" office:value="341.037004973262" calcext:value-type="float">
            <text:p>341.04</text:p>
          </table:table-cell>
          <table:table-cell table:formula="of:=SQRT([.G13]/[.E13])" office:value-type="float" office:value="3.80141033692951" calcext:value-type="float">
            <text:p>3.80</text:p>
          </table:table-cell>
          <table:table-cell table:formula="of:=[.G13]/[.T13]" office:value-type="float" office:value="59.6740166182436" calcext:value-type="float">
            <text:p>59.67</text:p>
          </table:table-cell>
          <table:table-cell table:formula="of:=4/3*([.T13]^3-[.U13]^3)" office:value-type="float" office:value="80.7073633333333" calcext:value-type="float">
            <text:p>80.71</text:p>
          </table:table-cell>
          <table:table-cell table:formula="of:=2*[.G13]" office:value-type="float" office:value="682.074009946525" calcext:value-type="float">
            <text:p>682.07</text:p>
          </table:table-cell>
          <table:table-cell table:formula="of:=2*[.I13]" office:value-type="float" office:value="119.348033236487" calcext:value-type="float">
            <text:p>119.35</text:p>
          </table:table-cell>
          <table:table-cell table:formula="of:=2*PI()*[.T13]/100" office:value-type="float" office:value="0.359084040305313" calcext:value-type="float">
            <text:p>0.359</text:p>
          </table:table-cell>
          <table:table-cell table:formula="of:=[.M13]/[.D13]*1000" office:value-type="float" office:value="18.8991600160691" calcext:value-type="float">
            <text:p>18.899</text:p>
          </table:table-cell>
          <table:table-cell office:value-type="float" office:value="66" calcext:value-type="float">
            <text:p>66.00</text:p>
          </table:table-cell>
          <table:table-cell table:number-columns-repeated="2"/>
          <table:table-cell table:formula="of:=[.B13]/2" office:value-type="float" office:value="57.15" calcext:value-type="float">
            <text:p>57.15</text:p>
          </table:table-cell>
          <table:table-cell table:formula="of:=[.R13]-[.C13]" office:value-type="float" office:value="50.15" calcext:value-type="float">
            <text:p>50.15</text:p>
          </table:table-cell>
          <table:table-cell table:formula="of:=[.R13]/10" office:value-type="float" office:value="5.715" calcext:value-type="float">
            <text:p>5.715</text:p>
          </table:table-cell>
          <table:table-cell table:formula="of:=[.S13]/10" office:value-type="float" office:value="5.015" calcext:value-type="float">
            <text:p>5.015</text:p>
          </table:table-cell>
          <table:table-cell table:formula="of:=[.D13]/[.E13]*10000" office:value-type="float" office:value="8050.84745762712" calcext:value-type="float">
            <text:p>8050.84745762712</text:p>
          </table:table-cell>
          <table:table-cell table:formula="of:=[.O13]/[.E13]" office:value-type="float" office:value="2.79661016949152" calcext:value-type="float">
            <text:p>2.79661016949152</text:p>
          </table:table-cell>
        </table:table-row>
        <table:table-row table:style-name="ro1">
          <table:table-cell table:formula="of:=COM.MICROSOFT.CONCAT(&quot;MP_&quot;;TEXT([.B14];&quot;#.#&quot;);&quot;x&quot;;TEXT([.C14];&quot;#.#&quot;))" office:value-type="string" office:string-value="MP_114.3x8" calcext:value-type="string">
            <text:p>MP_114.3x8</text:p>
          </table:table-cell>
          <table:table-cell office:value-type="float" office:value="114.3" calcext:value-type="float">
            <text:p>114.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.72" calcext:value-type="float">
            <text:p>26.72</text:p>
          </table:table-cell>
          <table:table-cell table:formula="of:=[.B14]/[.C14]" office:value-type="float" office:value="14.2875" calcext:value-type="float">
            <text:p>14.29</text:p>
          </table:table-cell>
          <table:table-cell table:formula="of:=PI()/4*([.R14]^4-[.S14]^4)/10000" office:value-type="float" office:value="379.491903780371" calcext:value-type="float">
            <text:p>379.49</text:p>
          </table:table-cell>
          <table:table-cell table:formula="of:=SQRT([.G14]/[.E14])" office:value-type="float" office:value="3.76862591791035" calcext:value-type="float">
            <text:p>3.77</text:p>
          </table:table-cell>
          <table:table-cell table:formula="of:=[.G14]/[.T14]" office:value-type="float" office:value="66.4027828137133" calcext:value-type="float">
            <text:p>66.40</text:p>
          </table:table-cell>
          <table:table-cell table:formula="of:=4/3*([.T14]^3-[.U14]^3)" office:value-type="float" office:value="90.5681866666666" calcext:value-type="float">
            <text:p>90.57</text:p>
          </table:table-cell>
          <table:table-cell table:formula="of:=2*[.G14]" office:value-type="float" office:value="758.983807560743" calcext:value-type="float">
            <text:p>758.98</text:p>
          </table:table-cell>
          <table:table-cell table:formula="of:=2*[.I14]" office:value-type="float" office:value="132.805565627427" calcext:value-type="float">
            <text:p>132.81</text:p>
          </table:table-cell>
          <table:table-cell table:formula="of:=2*PI()*[.T14]/100" office:value-type="float" office:value="0.359084040305313" calcext:value-type="float">
            <text:p>0.359</text:p>
          </table:table-cell>
          <table:table-cell table:formula="of:=[.M14]/[.D14]*1000" office:value-type="float" office:value="16.3220018320597" calcext:value-type="float">
            <text:p>16.322</text:p>
          </table:table-cell>
          <table:table-cell office:value-type="float" office:value="73.74" calcext:value-type="float">
            <text:p>73.74</text:p>
          </table:table-cell>
          <table:table-cell table:number-columns-repeated="2"/>
          <table:table-cell table:formula="of:=[.B14]/2" office:value-type="float" office:value="57.15" calcext:value-type="float">
            <text:p>57.15</text:p>
          </table:table-cell>
          <table:table-cell table:formula="of:=[.R14]-[.C14]" office:value-type="float" office:value="49.15" calcext:value-type="float">
            <text:p>49.15</text:p>
          </table:table-cell>
          <table:table-cell table:formula="of:=[.R14]/10" office:value-type="float" office:value="5.715" calcext:value-type="float">
            <text:p>5.715</text:p>
          </table:table-cell>
          <table:table-cell table:formula="of:=[.S14]/10" office:value-type="float" office:value="4.915" calcext:value-type="float">
            <text:p>4.915</text:p>
          </table:table-cell>
          <table:table-cell table:formula="of:=[.D14]/[.E14]*10000" office:value-type="float" office:value="8233.53293413174" calcext:value-type="float">
            <text:p>8233.53293413174</text:p>
          </table:table-cell>
          <table:table-cell table:formula="of:=[.O14]/[.E14]" office:value-type="float" office:value="2.75973053892216" calcext:value-type="float">
            <text:p>2.75973053892216</text:p>
          </table:table-cell>
        </table:table-row>
        <table:table-row table:style-name="ro1">
          <table:table-cell table:formula="of:=COM.MICROSOFT.CONCAT(&quot;MP_&quot;;TEXT([.B15];&quot;#.#&quot;);&quot;x&quot;;TEXT([.C15];&quot;#.#&quot;))" office:value-type="string" office:string-value="MP_114.3x9" calcext:value-type="string">
            <text:p>MP_114.3x9</text:p>
          </table:table-cell>
          <table:table-cell office:value-type="float" office:value="114.3" calcext:value-type="float">
            <text:p>114.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9.77" calcext:value-type="float">
            <text:p>29.77</text:p>
          </table:table-cell>
          <table:table-cell table:formula="of:=[.B15]/[.C15]" office:value-type="float" office:value="12.7" calcext:value-type="float">
            <text:p>12.70</text:p>
          </table:table-cell>
          <table:table-cell table:formula="of:=PI()/4*([.R15]^4-[.S15]^4)/10000" office:value-type="float" office:value="415.669880690114" calcext:value-type="float">
            <text:p>415.67</text:p>
          </table:table-cell>
          <table:table-cell table:formula="of:=SQRT([.G15]/[.E15])" office:value-type="float" office:value="3.7366709962253" calcext:value-type="float">
            <text:p>3.74</text:p>
          </table:table-cell>
          <table:table-cell table:formula="of:=[.G15]/[.T15]" office:value-type="float" office:value="72.7331374785851" calcext:value-type="float">
            <text:p>72.73</text:p>
          </table:table-cell>
          <table:table-cell table:formula="of:=4/3*([.T15]^3-[.U15]^3)" office:value-type="float" office:value="100.03581" calcext:value-type="float">
            <text:p>100.04</text:p>
          </table:table-cell>
          <table:table-cell table:formula="of:=2*[.G15]" office:value-type="float" office:value="831.339761380228" calcext:value-type="float">
            <text:p>831.34</text:p>
          </table:table-cell>
          <table:table-cell table:formula="of:=2*[.I15]" office:value-type="float" office:value="145.46627495717" calcext:value-type="float">
            <text:p>145.47</text:p>
          </table:table-cell>
          <table:table-cell table:formula="of:=2*PI()*[.T15]/100" office:value-type="float" office:value="0.359084040305313" calcext:value-type="float">
            <text:p>0.359</text:p>
          </table:table-cell>
          <table:table-cell table:formula="of:=[.M15]/[.D15]*1000" office:value-type="float" office:value="14.9618350127214" calcext:value-type="float">
            <text:p>14.962</text:p>
          </table:table-cell>
          <table:table-cell office:value-type="float" office:value="83" calcext:value-type="float">
            <text:p>83.00</text:p>
          </table:table-cell>
          <table:table-cell table:number-columns-repeated="2"/>
          <table:table-cell table:formula="of:=[.B15]/2" office:value-type="float" office:value="57.15" calcext:value-type="float">
            <text:p>57.15</text:p>
          </table:table-cell>
          <table:table-cell table:formula="of:=[.R15]-[.C15]" office:value-type="float" office:value="48.15" calcext:value-type="float">
            <text:p>48.15</text:p>
          </table:table-cell>
          <table:table-cell table:formula="of:=[.R15]/10" office:value-type="float" office:value="5.715" calcext:value-type="float">
            <text:p>5.715</text:p>
          </table:table-cell>
          <table:table-cell table:formula="of:=[.S15]/10" office:value-type="float" office:value="4.815" calcext:value-type="float">
            <text:p>4.815</text:p>
          </table:table-cell>
          <table:table-cell table:formula="of:=[.D15]/[.E15]*10000" office:value-type="float" office:value="8061.80718844474" calcext:value-type="float">
            <text:p>8061.80718844474</text:p>
          </table:table-cell>
          <table:table-cell table:formula="of:=[.O15]/[.E15]" office:value-type="float" office:value="2.78804165267047" calcext:value-type="float">
            <text:p>2.78804165267047</text:p>
          </table:table-cell>
        </table:table-row>
        <table:table-row table:style-name="ro1">
          <table:table-cell table:formula="of:=COM.MICROSOFT.CONCAT(&quot;MP_&quot;;TEXT([.B16];&quot;#.#&quot;);&quot;x&quot;;TEXT([.C16];&quot;#.#&quot;))" office:value-type="string" office:string-value="MP_127x9" calcext:value-type="string">
            <text:p>MP_127x9</text:p>
          </table:table-cell>
          <table:table-cell office:value-type="float" office:value="127" calcext:value-type="float">
            <text:p>127.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.36" calcext:value-type="float">
            <text:p>33.36</text:p>
          </table:table-cell>
          <table:table-cell table:formula="of:=[.B16]/[.C16]" office:value-type="float" office:value="14.1111111111111" calcext:value-type="float">
            <text:p>14.11</text:p>
          </table:table-cell>
          <table:table-cell table:formula="of:=PI()/4*([.R16]^4-[.S16]^4)/10000" office:value-type="float" office:value="584.073517882045" calcext:value-type="float">
            <text:p>584.07</text:p>
          </table:table-cell>
          <table:table-cell table:formula="of:=SQRT([.G16]/[.E16])" office:value-type="float" office:value="4.18427998313683" calcext:value-type="float">
            <text:p>4.18</text:p>
          </table:table-cell>
          <table:table-cell table:formula="of:=[.G16]/[.T16]" office:value-type="float" office:value="91.9800815562276" calcext:value-type="float">
            <text:p>91.98</text:p>
          </table:table-cell>
          <table:table-cell table:formula="of:=4/3*([.T16]^3-[.U16]^3)" office:value-type="float" office:value="125.559" calcext:value-type="float">
            <text:p>125.56</text:p>
          </table:table-cell>
          <table:table-cell table:formula="of:=2*[.G16]" office:value-type="float" office:value="1168.14703576409" calcext:value-type="float">
            <text:p>1,168.15</text:p>
          </table:table-cell>
          <table:table-cell table:formula="of:=2*[.I16]" office:value-type="float" office:value="183.960163112455" calcext:value-type="float">
            <text:p>183.96</text:p>
          </table:table-cell>
          <table:table-cell table:formula="of:=2*PI()*[.T16]/100" office:value-type="float" office:value="0.398982267005904" calcext:value-type="float">
            <text:p>0.399</text:p>
          </table:table-cell>
          <table:table-cell table:formula="of:=[.M16]/[.D16]*1000" office:value-type="float" office:value="14.2493666787823" calcext:value-type="float">
            <text:p>14.249</text:p>
          </table:table-cell>
          <table:table-cell office:value-type="float" office:value="94" calcext:value-type="float">
            <text:p>94.00</text:p>
          </table:table-cell>
          <table:table-cell table:number-columns-repeated="2"/>
          <table:table-cell table:formula="of:=[.B16]/2" office:value-type="float" office:value="63.5" calcext:value-type="float">
            <text:p>63.5</text:p>
          </table:table-cell>
          <table:table-cell table:formula="of:=[.R16]-[.C16]" office:value-type="float" office:value="54.5" calcext:value-type="float">
            <text:p>54.5</text:p>
          </table:table-cell>
          <table:table-cell table:formula="of:=[.R16]/10" office:value-type="float" office:value="6.35" calcext:value-type="float">
            <text:p>6.35</text:p>
          </table:table-cell>
          <table:table-cell table:formula="of:=[.S16]/10" office:value-type="float" office:value="5.45" calcext:value-type="float">
            <text:p>5.45</text:p>
          </table:table-cell>
          <table:table-cell table:formula="of:=[.D16]/[.E16]*10000" office:value-type="float" office:value="8393.28537170264" calcext:value-type="float">
            <text:p>8393.28537170264</text:p>
          </table:table-cell>
          <table:table-cell table:formula="of:=[.O16]/[.E16]" office:value-type="float" office:value="2.81774580335731" calcext:value-type="float">
            <text:p>2.81774580335731</text:p>
          </table:table-cell>
        </table:table-row>
        <table:table-row table:style-name="ro1">
          <table:table-cell table:formula="of:=COM.MICROSOFT.CONCAT(&quot;MP_&quot;;TEXT([.B17];&quot;#.#&quot;);&quot;x&quot;;TEXT([.C17];&quot;#.#&quot;))" office:value-type="string" office:string-value="MP_139.7x9" calcext:value-type="string">
            <text:p>MP_139.7x9</text:p>
          </table:table-cell>
          <table:table-cell office:value-type="float" office:value="139.7" calcext:value-type="float">
            <text:p>139.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6.95" calcext:value-type="float">
            <text:p>36.95</text:p>
          </table:table-cell>
          <table:table-cell table:formula="of:=[.B17]/[.C17]" office:value-type="float" office:value="15.5222222222222" calcext:value-type="float">
            <text:p>15.52</text:p>
          </table:table-cell>
          <table:table-cell table:formula="of:=PI()/4*([.R17]^4-[.S17]^4)/10000" office:value-type="float" office:value="792.836405784092" calcext:value-type="float">
            <text:p>792.84</text:p>
          </table:table-cell>
          <table:table-cell table:formula="of:=SQRT([.G17]/[.E17])" office:value-type="float" office:value="4.63217086498741" calcext:value-type="float">
            <text:p>4.63</text:p>
          </table:table-cell>
          <table:table-cell table:formula="of:=[.G17]/[.T17]" office:value-type="float" office:value="113.505569904666" calcext:value-type="float">
            <text:p>113.51</text:p>
          </table:table-cell>
          <table:table-cell table:formula="of:=4/3*([.T17]^3-[.U17]^3)" office:value-type="float" office:value="153.98541" calcext:value-type="float">
            <text:p>153.99</text:p>
          </table:table-cell>
          <table:table-cell table:formula="of:=2*[.G17]" office:value-type="float" office:value="1585.67281156818" calcext:value-type="float">
            <text:p>1,585.67</text:p>
          </table:table-cell>
          <table:table-cell table:formula="of:=2*[.I17]" office:value-type="float" office:value="227.011139809332" calcext:value-type="float">
            <text:p>227.01</text:p>
          </table:table-cell>
          <table:table-cell table:formula="of:=2*PI()*[.T17]/100" office:value-type="float" office:value="0.438880493706494" calcext:value-type="float">
            <text:p>0.439</text:p>
          </table:table-cell>
          <table:table-cell table:formula="of:=[.M17]/[.D17]*1000" office:value-type="float" office:value="14.1574352808546" calcext:value-type="float">
            <text:p>14.157</text:p>
          </table:table-cell>
          <table:table-cell office:value-type="float" office:value="106" calcext:value-type="float">
            <text:p>106.00</text:p>
          </table:table-cell>
          <table:table-cell table:number-columns-repeated="2"/>
          <table:table-cell table:formula="of:=[.B17]/2" office:value-type="float" office:value="69.85" calcext:value-type="float">
            <text:p>69.85</text:p>
          </table:table-cell>
          <table:table-cell table:formula="of:=[.R17]-[.C17]" office:value-type="float" office:value="60.85" calcext:value-type="float">
            <text:p>60.85</text:p>
          </table:table-cell>
          <table:table-cell table:formula="of:=[.R17]/10" office:value-type="float" office:value="6.985" calcext:value-type="float">
            <text:p>6.985</text:p>
          </table:table-cell>
          <table:table-cell table:formula="of:=[.S17]/10" office:value-type="float" office:value="6.085" calcext:value-type="float">
            <text:p>6.085</text:p>
          </table:table-cell>
          <table:table-cell table:formula="of:=[.D17]/[.E17]*10000" office:value-type="float" office:value="8389.71583220568" calcext:value-type="float">
            <text:p>8389.71583220568</text:p>
          </table:table-cell>
          <table:table-cell table:formula="of:=[.O17]/[.E17]" office:value-type="float" office:value="2.86874154262517" calcext:value-type="float">
            <text:p>2.86874154262517</text:p>
          </table:table-cell>
        </table:table-row>
        <table:table-row table:style-name="ro1">
          <table:table-cell table:formula="of:=COM.MICROSOFT.CONCAT(&quot;MP_&quot;;TEXT([.B18];&quot;#.#&quot;);&quot;x&quot;;TEXT([.C18];&quot;#.#&quot;))" office:value-type="string" office:string-value="MP_139.7x11" calcext:value-type="string">
            <text:p>MP_139.7x11</text:p>
          </table:table-cell>
          <table:table-cell office:value-type="float" office:value="139.7" calcext:value-type="float">
            <text:p>139.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.48" calcext:value-type="float">
            <text:p>44.48</text:p>
          </table:table-cell>
          <table:table-cell table:formula="of:=[.B18]/[.C18]" office:value-type="float" office:value="12.7" calcext:value-type="float">
            <text:p>12.70</text:p>
          </table:table-cell>
          <table:table-cell table:formula="of:=PI()/4*([.R18]^4-[.S18]^4)/10000" office:value-type="float" office:value="927.575479832945" calcext:value-type="float">
            <text:p>927.58</text:p>
          </table:table-cell>
          <table:table-cell table:formula="of:=SQRT([.G18]/[.E18])" office:value-type="float" office:value="4.56659230543017" calcext:value-type="float">
            <text:p>4.57</text:p>
          </table:table-cell>
          <table:table-cell table:formula="of:=[.G18]/[.T18]" office:value-type="float" office:value="132.795344285318" calcext:value-type="float">
            <text:p>132.80</text:p>
          </table:table-cell>
          <table:table-cell table:formula="of:=4/3*([.T18]^3-[.U18]^3)" office:value-type="float" office:value="182.644256666667" calcext:value-type="float">
            <text:p>182.64</text:p>
          </table:table-cell>
          <table:table-cell table:formula="of:=2*[.G18]" office:value-type="float" office:value="1855.15095966589" calcext:value-type="float">
            <text:p>1,855.15</text:p>
          </table:table-cell>
          <table:table-cell table:formula="of:=2*[.I18]" office:value-type="float" office:value="265.590688570636" calcext:value-type="float">
            <text:p>265.59</text:p>
          </table:table-cell>
          <table:table-cell table:formula="of:=2*PI()*[.T18]/100" office:value-type="float" office:value="0.438880493706494" calcext:value-type="float">
            <text:p>0.439</text:p>
          </table:table-cell>
          <table:table-cell table:formula="of:=[.M18]/[.D18]*1000" office:value-type="float" office:value="12.1911248251804" calcext:value-type="float">
            <text:p>12.191</text:p>
          </table:table-cell>
          <table:table-cell office:value-type="float" office:value="122.75" calcext:value-type="float">
            <text:p>122.75</text:p>
          </table:table-cell>
          <table:table-cell table:number-columns-repeated="2"/>
          <table:table-cell table:formula="of:=[.B18]/2" office:value-type="float" office:value="69.85" calcext:value-type="float">
            <text:p>69.85</text:p>
          </table:table-cell>
          <table:table-cell table:formula="of:=[.R18]-[.C18]" office:value-type="float" office:value="58.85" calcext:value-type="float">
            <text:p>58.85</text:p>
          </table:table-cell>
          <table:table-cell table:formula="of:=[.R18]/10" office:value-type="float" office:value="6.985" calcext:value-type="float">
            <text:p>6.985</text:p>
          </table:table-cell>
          <table:table-cell table:formula="of:=[.S18]/10" office:value-type="float" office:value="5.885" calcext:value-type="float">
            <text:p>5.885</text:p>
          </table:table-cell>
          <table:table-cell table:formula="of:=[.D18]/[.E18]*10000" office:value-type="float" office:value="8093.52517985612" calcext:value-type="float">
            <text:p>8093.52517985612</text:p>
          </table:table-cell>
          <table:table-cell table:formula="of:=[.O18]/[.E18]" office:value-type="float" office:value="2.75966726618705" calcext:value-type="float">
            <text:p>2.75966726618705</text:p>
          </table:table-cell>
        </table:table-row>
        <table:table-row table:style-name="ro1">
          <table:table-cell table:formula="of:=COM.MICROSOFT.CONCAT(&quot;MP_&quot;;TEXT([.B19];&quot;#.#&quot;);&quot;x&quot;;TEXT([.C19];&quot;#.#&quot;))" office:value-type="string" office:string-value="MP_177.8x9" calcext:value-type="string">
            <text:p>MP_177.8x9</text:p>
          </table:table-cell>
          <table:table-cell office:value-type="float" office:value="177.8" calcext:value-type="float">
            <text:p>177.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7.73" calcext:value-type="float">
            <text:p>47.73</text:p>
          </table:table-cell>
          <table:table-cell table:formula="of:=[.B19]/[.C19]" office:value-type="float" office:value="19.7555555555556" calcext:value-type="float">
            <text:p>19.76</text:p>
          </table:table-cell>
          <table:table-cell table:formula="of:=PI()/4*([.R19]^4-[.S19]^4)/10000" office:value-type="float" office:value="1704.71807239656" calcext:value-type="float">
            <text:p>1,704.72</text:p>
          </table:table-cell>
          <table:table-cell table:formula="of:=SQRT([.G19]/[.E19])" office:value-type="float" office:value="5.97627489017082" calcext:value-type="float">
            <text:p>5.98</text:p>
          </table:table-cell>
          <table:table-cell table:formula="of:=[.G19]/[.T19]" office:value-type="float" office:value="191.75681354292" calcext:value-type="float">
            <text:p>191.76</text:p>
          </table:table-cell>
          <table:table-cell table:formula="of:=4/3*([.T19]^3-[.U19]^3)" office:value-type="float" office:value="256.68396" calcext:value-type="float">
            <text:p>256.68</text:p>
          </table:table-cell>
          <table:table-cell table:formula="of:=2*[.G19]" office:value-type="float" office:value="3409.43614479312" calcext:value-type="float">
            <text:p>3,409.44</text:p>
          </table:table-cell>
          <table:table-cell table:formula="of:=2*[.I19]" office:value-type="float" office:value="383.51362708584" calcext:value-type="float">
            <text:p>383.51</text:p>
          </table:table-cell>
          <table:table-cell table:formula="of:=2*PI()*[.T19]/100" office:value-type="float" office:value="0.558575173808265" calcext:value-type="float">
            <text:p>0.559</text:p>
          </table:table-cell>
          <table:table-cell table:formula="of:=[.M19]/[.D19]*1000" office:value-type="float" office:value="14.6993466791649" calcext:value-type="float">
            <text:p>14.699</text:p>
          </table:table-cell>
          <table:table-cell office:value-type="float" office:value="131.73" calcext:value-type="float">
            <text:p>131.73</text:p>
          </table:table-cell>
          <table:table-cell table:number-columns-repeated="2"/>
          <table:table-cell table:formula="of:=[.B19]/2" office:value-type="float" office:value="88.9" calcext:value-type="float">
            <text:p>88.9</text:p>
          </table:table-cell>
          <table:table-cell table:formula="of:=[.R19]-[.C19]" office:value-type="float" office:value="79.9" calcext:value-type="float">
            <text:p>79.9</text:p>
          </table:table-cell>
          <table:table-cell table:formula="of:=[.R19]/10" office:value-type="float" office:value="8.89" calcext:value-type="float">
            <text:p>8.89</text:p>
          </table:table-cell>
          <table:table-cell table:formula="of:=[.S19]/10" office:value-type="float" office:value="7.99" calcext:value-type="float">
            <text:p>7.99</text:p>
          </table:table-cell>
          <table:table-cell table:formula="of:=[.D19]/[.E19]*10000" office:value-type="float" office:value="7961.44982191494" calcext:value-type="float">
            <text:p>7961.44982191494</text:p>
          </table:table-cell>
          <table:table-cell table:formula="of:=[.O19]/[.E19]" office:value-type="float" office:value="2.75989943431804" calcext:value-type="float">
            <text:p>2.75989943431804</text:p>
          </table:table-cell>
        </table:table-row>
        <table:table-row table:style-name="ro1">
          <table:table-cell table:formula="of:=COM.MICROSOFT.CONCAT(&quot;MP_&quot;;TEXT([.B20];&quot;#.#&quot;);&quot;x&quot;;TEXT([.C20];&quot;#.#&quot;))" office:value-type="string" office:string-value="MP_177.8x10.5" calcext:value-type="string">
            <text:p>MP_177.8x10.5</text:p>
          </table:table-cell>
          <table:table-cell office:value-type="float" office:value="177.8" calcext:value-type="float">
            <text:p>177.8</text:p>
          </table:table-cell>
          <table:table-cell office:value-type="float" office:value="10.5" calcext:value-type="float">
            <text:p>10.5</text:p>
          </table:table-cell>
          <table:table-cell office:value-type="float" office:value="44.5" calcext:value-type="float">
            <text:p>44.5</text:p>
          </table:table-cell>
          <table:table-cell office:value-type="float" office:value="55.19" calcext:value-type="float">
            <text:p>55.19</text:p>
          </table:table-cell>
          <table:table-cell table:formula="of:=[.B20]/[.C20]" office:value-type="float" office:value="16.9333333333333" calcext:value-type="float">
            <text:p>16.93</text:p>
          </table:table-cell>
          <table:table-cell table:formula="of:=PI()/4*([.R20]^4-[.S20]^4)/10000" office:value-type="float" office:value="1938.40417324091" calcext:value-type="float">
            <text:p>1,938.40</text:p>
          </table:table-cell>
          <table:table-cell table:formula="of:=SQRT([.G20]/[.E20])" office:value-type="float" office:value="5.92641378754851" calcext:value-type="float">
            <text:p>5.93</text:p>
          </table:table-cell>
          <table:table-cell table:formula="of:=[.G20]/[.T20]" office:value-type="float" office:value="218.043214087842" calcext:value-type="float">
            <text:p>218.04</text:p>
          </table:table-cell>
          <table:table-cell table:formula="of:=4/3*([.T20]^3-[.U20]^3)" office:value-type="float" office:value="294.27342" calcext:value-type="float">
            <text:p>294.27</text:p>
          </table:table-cell>
          <table:table-cell table:formula="of:=2*[.G20]" office:value-type="float" office:value="3876.80834648183" calcext:value-type="float">
            <text:p>3,876.81</text:p>
          </table:table-cell>
          <table:table-cell table:formula="of:=2*[.I20]" office:value-type="float" office:value="436.086428175684" calcext:value-type="float">
            <text:p>436.09</text:p>
          </table:table-cell>
          <table:table-cell table:formula="of:=2*PI()*[.T20]/100" office:value-type="float" office:value="0.558575173808265" calcext:value-type="float">
            <text:p>0.559</text:p>
          </table:table-cell>
          <table:table-cell table:formula="of:=[.M20]/[.D20]*1000" office:value-type="float" office:value="12.552251096815" calcext:value-type="float">
            <text:p>12.552</text:p>
          </table:table-cell>
          <table:table-cell office:value-type="float" office:value="152.32" calcext:value-type="float">
            <text:p>152.32</text:p>
          </table:table-cell>
          <table:table-cell table:number-columns-repeated="2"/>
          <table:table-cell table:formula="of:=[.B20]/2" office:value-type="float" office:value="88.9" calcext:value-type="float">
            <text:p>88.9</text:p>
          </table:table-cell>
          <table:table-cell table:formula="of:=[.R20]-[.C20]" office:value-type="float" office:value="78.4" calcext:value-type="float">
            <text:p>78.4</text:p>
          </table:table-cell>
          <table:table-cell table:formula="of:=[.R20]/10" office:value-type="float" office:value="8.89" calcext:value-type="float">
            <text:p>8.89</text:p>
          </table:table-cell>
          <table:table-cell table:formula="of:=[.S20]/10" office:value-type="float" office:value="7.84" calcext:value-type="float">
            <text:p>7.84</text:p>
          </table:table-cell>
          <table:table-cell table:formula="of:=[.D20]/[.E20]*10000" office:value-type="float" office:value="8063.05490125023" calcext:value-type="float">
            <text:p>8063.05490125023</text:p>
          </table:table-cell>
          <table:table-cell table:formula="of:=[.O20]/[.E20]" office:value-type="float" office:value="2.75992027541221" calcext:value-type="float">
            <text:p>2.75992027541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18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3" number:min-decimal-places="3" number:min-integer-digits="1" number:grouping="true"/>
    </number:number-style>
    <number:number-style style:name="N113">
      <number:number number:decimal-places="1" number:min-decimal-places="1" number:min-integer-digits="1" number:grouping="true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fill-character> </number:fill-character>
      <number:text>- </number:text>
    </number:number-style>
    <number:text-style style:name="N10128" number:language="en" number:country="U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8:11:18.985045477</meta:creation-date>
    <dc:date>2022-11-16T19:39:01.811250205</dc:date>
    <meta:editing-duration>PT2H3M22S</meta:editing-duration>
    <meta:editing-cycles>26</meta:editing-cycles>
    <meta:generator>LibreOffice/7.3.6.2$Linux_X86_64 LibreOffice_project/30$Build-2</meta:generator>
    <meta:document-statistic meta:table-count="1" meta:cell-count="389" meta:object-count="0"/>
  </office:meta>
</office:document-meta>
</file>